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BA3F47410C9495A8.png" manifest:media-type="image/png"/>
  <manifest:file-entry manifest:full-path="Pictures/1000020100000556000003008D6AD26CFF9B9EAA.png" manifest:media-type="image/png"/>
  <manifest:file-entry manifest:full-path="Pictures/100002010000055600000300AF03BEB0E1908742.png" manifest:media-type="image/png"/>
  <manifest:file-entry manifest:full-path="Pictures/100002010000055600000300D4AD166889071DB0.png" manifest:media-type="image/png"/>
  <manifest:file-entry manifest:full-path="Pictures/10000201000005560000030027509402482FCA84.png" manifest:media-type="image/png"/>
  <manifest:file-entry manifest:full-path="Pictures/100002010000055600000300F20CE3A529D6455D.png" manifest:media-type="image/png"/>
  <manifest:file-entry manifest:full-path="Pictures/10000201000005560000030014DBC2A527448B14.png" manifest:media-type="image/png"/>
  <manifest:file-entry manifest:full-path="Pictures/100002010000055600000300B20A2BEB447C3B71.png" manifest:media-type="image/png"/>
  <manifest:file-entry manifest:full-path="Pictures/100002010000055600000300467DB3719D516E20.png" manifest:media-type="image/png"/>
  <manifest:file-entry manifest:full-path="Pictures/100002010000055600000300E5C3BA708EBDC762.png" manifest:media-type="image/png"/>
  <manifest:file-entry manifest:full-path="Pictures/100002010000055600000300BEFF76FBAF821C12.png" manifest:media-type="image/png"/>
  <manifest:file-entry manifest:full-path="Pictures/100002010000055600000300EFD94D7BEDB50EA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) </text:p>
      <text:p text:style-name="Standard"/>
      <text:p text:style-name="Standard">Ans : - <draw:frame draw:style-name="fr1" draw:name="image3.png" text:anchor-type="as-char" svg:width="6.5in" svg:height="3.6528in" draw:z-index="0"><draw:image xlink:href="Pictures/1000020100000556000003008D6AD26CFF9B9EAA.png" xlink:type="simple" xlink:show="embed" xlink:actuate="onLoad" loext:mime-type="image/png"/></draw:frame></text:p>
      <text:p text:style-name="Standard"/>
      <text:p text:style-name="Standard"><draw:frame draw:style-name="fr1" draw:name="image6.png" text:anchor-type="as-char" svg:width="6.5in" svg:height="3.6528in" draw:z-index="0"><draw:image xlink:href="Pictures/10000201000005560000030027509402482FCA84.png" xlink:type="simple" xlink:show="embed" xlink:actuate="onLoad" loext:mime-type="image/png"/></draw:frame></text:p>
      <text:p text:style-name="Standard"/>
      <text:p text:style-name="Standard"><draw:frame draw:style-name="fr1" draw:name="image2.png" text:anchor-type="as-char" svg:width="6.5in" svg:height="3.6528in" draw:z-index="0"><draw:image xlink:href="Pictures/100002010000055600000300F20CE3A529D6455D.png" xlink:type="simple" xlink:show="embed" xlink:actuate="onLoad" loext:mime-type="image/png"/></draw:frame></text:p>
      <text:p text:style-name="Standard"/>
      <text:p text:style-name="Standard"><draw:frame draw:style-name="fr1" draw:name="image5.png" text:anchor-type="as-char" svg:width="6.5in" svg:height="3.6528in" draw:z-index="0"><draw:image xlink:href="Pictures/100002010000055600000300467DB3719D516E20.png" xlink:type="simple" xlink:show="embed" xlink:actuate="onLoad" loext:mime-type="image/png"/></draw:frame></text:p>
      <text:p text:style-name="Standard"/>
      <text:p text:style-name="Standard">OUTPUT : -</text:p>
      <text:p text:style-name="Standard"/>
      <text:p text:style-name="Standard"><draw:frame draw:style-name="fr1" draw:name="image9.png" text:anchor-type="as-char" svg:width="6.5in" svg:height="3.6528in" draw:z-index="0"><draw:image xlink:href="Pictures/100002010000055600000300BEFF76FBAF821C12.png" xlink:type="simple" xlink:show="embed" xlink:actuate="onLoad" loext:mime-type="image/png"/></draw:frame></text:p>
      <text:p text:style-name="Standard"/>
      <text:p text:style-name="Standard">2Q)</text:p>
      <text:p text:style-name="Standard"/>
      <text:p text:style-name="Standard">Ans : -</text:p>
      <text:p text:style-name="Standard"/>
      <text:p text:style-name="Standard"><draw:frame draw:style-name="fr1" draw:name="image10.png" text:anchor-type="as-char" svg:width="6.5in" svg:height="3.6528in" draw:z-index="0"><draw:image xlink:href="Pictures/100002010000055600000300AF03BEB0E1908742.png" xlink:type="simple" xlink:show="embed" xlink:actuate="onLoad" loext:mime-type="image/png"/></draw:frame></text:p>
      <text:p text:style-name="Standard"/>
      <text:p text:style-name="Standard"><draw:frame draw:style-name="fr1" draw:name="image12.png" text:anchor-type="as-char" svg:width="6.5in" svg:height="3.6528in" draw:z-index="0"><draw:image xlink:href="Pictures/100002010000055600000300E5C3BA708EBDC762.png" xlink:type="simple" xlink:show="embed" xlink:actuate="onLoad" loext:mime-type="image/png"/></draw:frame></text:p>
      <text:p text:style-name="Standard"/>
      <text:p text:style-name="Standard">OUTPUT : -</text:p>
      <text:p text:style-name="Standard"/>
      <text:p text:style-name="Standard"><draw:frame draw:style-name="fr1" draw:name="image4.png" text:anchor-type="as-char" svg:width="6.5in" svg:height="3.6528in" draw:z-index="0"><draw:image xlink:href="Pictures/100002010000055600000300EFD94D7BEDB50EA1.png" xlink:type="simple" xlink:show="embed" xlink:actuate="onLoad" loext:mime-type="image/png"/></draw:frame></text:p>
      <text:p text:style-name="Standard"/>
      <text:p text:style-name="Standard">3Q)</text:p>
      <text:p text:style-name="Standard"/>
      <text:p text:style-name="Standard">Ans : -</text:p>
      <text:p text:style-name="Standard"><draw:frame draw:style-name="fr1" draw:name="image11.png" text:anchor-type="as-char" svg:width="6.5in" svg:height="3.6528in" draw:z-index="0"><draw:image xlink:href="Pictures/100002010000055600000300D4AD166889071DB0.png" xlink:type="simple" xlink:show="embed" xlink:actuate="onLoad" loext:mime-type="image/png"/></draw:frame></text:p>
      <text:p text:style-name="Standard"/>
      <text:p text:style-name="Standard"><draw:frame draw:style-name="fr1" draw:name="image1.png" text:anchor-type="as-char" svg:width="6.5in" svg:height="3.6528in" draw:z-index="0"><draw:image xlink:href="Pictures/10000201000005560000030014DBC2A527448B14.png" xlink:type="simple" xlink:show="embed" xlink:actuate="onLoad" loext:mime-type="image/png"/></draw:frame></text:p>
      <text:p text:style-name="Standard"/>
      <text:p text:style-name="Standard"><draw:frame draw:style-name="fr1" draw:name="image8.png" text:anchor-type="as-char" svg:width="6.5in" svg:height="3.6528in" draw:z-index="0"><draw:image xlink:href="Pictures/100002010000055600000300BA3F47410C9495A8.png" xlink:type="simple" xlink:show="embed" xlink:actuate="onLoad" loext:mime-type="image/png"/></draw:frame></text:p>
      <text:p text:style-name="Standard"/>
      <text:p text:style-name="Standard">OUTPUT : -</text:p>
      <text:p text:style-name="Standard"/>
      <text:p text:style-name="Standard"><draw:frame draw:style-name="fr1" draw:name="image7.png" text:anchor-type="as-char" svg:width="6.5in" svg:height="3.6528in" draw:z-index="0"><draw:image xlink:href="Pictures/100002010000055600000300B20A2BEB447C3B7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2" meta:object-count="0" meta:page-count="1" meta:paragraph-count="20" meta:word-count="21" meta:character-count="62" meta:non-whitespace-character-count="48"/>
    <meta:generator>LibreOfficeDev/6.0.5.2$Linux_X86_64 LibreOffice_project/</meta:generator>
  </office:meta>
</office:document-meta>
</file>